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cm" svg:y="9.614cm" presentation:class="title" presentation:user-transformed="true">
          <draw:text-box>
            <text:p>Coursera CapstoneIBM Applied Data Science Capstone</text:p>
          </draw:text-box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blem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The objective of this capstone project is to analyse and select the best locations in the city of Kuala Lumpur, Malaysia to open a new shopping mal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at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ist of neighbourhoods in Kuala</text:p>
              </text:list-item>
              <text:list-item>
                <text:p><text:s/>Coordinates of the neighbourhoods</text:p>
              </text:list-item>
              <text:list-item>
                <text:p>Venue data, particularly data related to shopping mal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ethod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Using data science methodology and machine learning techniques like clustering, this project aims to provide solutions to answer the business question: In the city of Kuala Lumpur, Malaysia, if a property developer is looking to open a new shopping mall, where would you recommend that they open it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Thank you !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0T04:24:38.232784101</meta:creation-date>
    <meta:editing-duration>PT12M13S</meta:editing-duration>
    <meta:editing-cycles>7</meta:editing-cycles>
    <meta:generator>LibreOffice/6.0.7.3$Linux_X86_64 LibreOffice_project/00m0$Build-3</meta:generator>
    <dc:title>Midnightblue</dc:title>
    <dc:date>2020-04-20T04:36:53.798111438</dc:date>
    <meta:document-statistic meta:object-count="67"/>
  </office:meta>
</office:document-meta>
</file>